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b25f"/>
    </style:style>
    <style:style style:name="P2" style:family="paragraph" style:parent-style-name="Preformatted_20_Text">
      <style:text-properties officeooo:rsid="001eb25f" officeooo:paragraph-rsid="001eb25f"/>
    </style:style>
    <style:style style:name="P3" style:family="paragraph" style:parent-style-name="Preformatted_20_Text">
      <style:text-properties officeooo:rsid="0020adc5" officeooo:paragraph-rsid="0020adc5"/>
    </style:style>
    <style:style style:name="T1" style:family="text">
      <style:text-properties officeooo:rsid="001e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Hello World.</text:p>
      <text:p text:style-name="P3">Haha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editing-cycles>3</meta:editing-cycles>
    <meta:editing-duration>PT39S</meta:editing-duration>
    <dc:date>2014-03-12T13:43:00.343000000</dc:date>
    <meta:document-statistic meta:table-count="0" meta:image-count="0" meta:object-count="0" meta:page-count="1" meta:paragraph-count="2" meta:word-count="3" meta:character-count="20" meta:non-whitespace-character-count="19"/>
    <meta:user-defined meta:name="hello">xxxxx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200bd00c400e1008b009d004b00b1008b007e00f1002e00fd002d00760059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Thumbnails/thumbnail.png">
        <DigestMethod Algorithm="http://www.w3.org/2000/09/xmldsig#sha1"/>
        <DigestValue>++oHB2dlcVymDh5c31NSlHmCYy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oB+pGpplipgzsm5aOq8nImy28g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UOA6AztOvTATxLW6ZcZ2w/sVjU4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fUMGVEgkbLyBJYv6A28TTZPVB2I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a97RoyaDLABkk1Tj9f+7XeNQgE8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hSEn4kCZegWcpAep/alra6dUGaM=</DigestValue>
      </Reference>
      <Reference URI="#ID_0009008300a900a800a800720041003b008c0072008900a8003200bd008200a3">
        <DigestMethod Algorithm="http://www.w3.org/2000/09/xmldsig#sha1"/>
        <DigestValue>mX1ivjPP54mx9yXr4eP7bx9IVrk=</DigestValue>
      </Reference>
    </SignedInfo>
    <SignatureValue>ND6yfhYAkLhAQxlybJhZDAfD39bhf3lrx1lDfKnqjs71QPYtu9fzjYTqbeoQNv2N
ppDeH9NgcluLt3EoZe14G7BFWiXAjehDMhNNryUvnOFCXkSHKYJg1vto2tcoIMR5
c00DM1xscCfESn1Nfl9PkgElT/ddB1vYJocrYmhOCN10O99BhZyGv5VoCYPhialI
KUB+uuubZhJn5LRf+NtW8YNI6ATZeiNNTcQOPhclPMTctaIJ739aIyowgXETq18n
vy2+nBZqHjJBGUqX92MvCqpLDM4yFOw3UiZIZuisavewza6v3iob6Ic9yiM7ARDX
4zBAOsWPYPoaEQl8PQKF+Q==</SignatureValue>
    <KeyInfo>
      <X509Data>
        <X509IssuerSerial>
          <X509IssuerName>CN=COMODO Client Authentication and Secure Email CA, O=COMODO CA Limited, L=Salford, ST=Greater Manchester, C=GB</X509IssuerName>
          <X509SerialNumber>28269869532250133254682246990820900816</X509SerialNumber>
        </X509IssuerSerial>
        <X509Certificate>MIIFJzCCBA+gAwIBAgIQFUSULepA1tRv0KwhWU1/0DANBgkqhkiG9w0BAQUFADCB
kzELMAkGA1UEBhMCR0IxGzAZBgNVBAgTEkdyZWF0ZXIgTWFuY2hlc3RlcjEQMA4G
A1UEBxMHU2FsZm9yZDEaMBgGA1UEChMRQ09NT0RPIENBIExpbWl0ZWQxOTA3BgNV
BAMTMENPTU9ETyBDbGllbnQgQXV0aGVudGljYXRpb24gYW5kIFNlY3VyZSBFbWFp
bCBDQTAeFw0xNDAyMDUwMDAwMDBaFw0xNTAyMDUyMzU5NTlaMCQxIjAgBgkqhkiG
9w0BCQEWE3kxMnN0dWRpb0BnbWFpbC5jb20wggEiMA0GCSqGSIb3DQEBAQUAA4IB
DwAwggEKAoIBAQCiqirkKuWaO5wFYyR0azeHdtJZTW9XiRPIyOR4KCRrpVOwtt00
iitzCpKWwrX91s9+u/ycmVvbaap7VPoob/ZOkxpq22440xBYsDynNfGJwZwfOv9p
fllKFGe5DSG5GsyAW3lrya0BiJ41hklHBr0JefzGe4JKmFvfiWGH2/3f4+onoyh1
Wz62WQGQjPYz0vujJQysEATa5O7E6SAil9qAliangJIiInbR1EN9HFCMpPX7eI8O
iSUpHL9vLJYX7fdky+9RFfALrAKqC3e3oDTjcbroa0eawevQ3m8yma5UStKgiOqg
zaRJhGy1n53zm/NZqfP46JtaNEhGfNe0xs3ZAgMBAAGjggHjMIIB3zAfBgNVHSME
GDAWgBR6E04AdFvGeGNkJ8Ev4qBbvHnFezAdBgNVHQ4EFgQU8nThEKBbWCj/WVJW
AAdY3Ve6GD4wDgYDVR0PAQH/BAQDAgWgMAwGA1UdEwEB/wQCMAAwIAYDVR0lBBkw
FwYIKwYBBQUHAwQGCysGAQQBsjEBAwUCMBEGCWCGSAGG+EIBAQQEAwIFIDBGBgNV
HSAEPzA9MDsGDCsGAQQBsjEBAgEBATArMCkGCCsGAQUFBwIBFh1odHRwczovL3Nl
Y3VyZS5jb21vZG8ubmV0L0NQUzBXBgNVHR8EUDBOMEygSqBIhkZodHRwOi8vY3Js
LmNvbW9kb2NhLmNvbS9DT01PRE9DbGllbnRBdXRoZW50aWNhdGlvbmFuZFNlY3Vy
ZUVtYWlsQ0EuY3JsMIGIBggrBgEFBQcBAQR8MHowUgYIKwYBBQUHMAKGRmh0dHA6
Ly9jcnQuY29tb2RvY2EuY29tL0NPTU9ET0NsaWVudEF1dGhlbnRpY2F0aW9uYW5k
U2VjdXJlRW1haWxDQS5jcnQwJAYIKwYBBQUHMAGGGGh0dHA6Ly9vY3NwLmNvbW9k
b2NhLmNvbTAeBgNVHREEFzAVgRN5MTJzdHVkaW9AZ21haWwuY29tMA0GCSqGSIb3
DQEBBQUAA4IBAQBEPiv1hjLDZCVrJPIwRzY+t8ZgER1OMO7t5B98xOna1bksFqVL
lQRo6VeGkhx5ZdifmuAKw0CRVNf4ka4RGiE2OmXkF91YgYdOy0+TeJ7OuJv2fjdK
NROdC8fCS7u9x4aeW+D7q3BnwphY+8H5WzJ1/zvFKpxM831Al6OsprSFLnm17yx+
S8jyHfH/iUZBZDNmDIZl7QSm/RwePSz1ttfDRWjC5gYRZQeMLTsy5/ov7xZFyGaj
vWrAu4bx36/+GXsskSg80GmOPU7xnFEvIG7BolmkE0r/iUa/YahdewB95gTnC/hZ
8m7302YyZE3s1uakt0Krx8g9eQgABSJxq8KV</X509Certificate>
      </X509Data>
    </KeyInfo>
    <Object>
      <SignatureProperties>
        <SignatureProperty Id="ID_0009008300a900a800a800720041003b008c0072008900a8003200bd008200a3" Target="#ID_00e200bd00c400e1008b009d004b00b1008b007e00f1002e00fd002d00760059">
          <dc:date xmlns:dc="http://purl.org/dc/elements/1.1/">2014-03-12T13:43:08,096000000</dc:date>
        </SignatureProperty>
      </SignatureProperties>
    </Object>
  </Signature>
</document-signatures>
</file>